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_20__28_var_29_" draw:marker-end="Rounded_20_short_20_Arrow" draw:marker-end-width="0.508cm" draw:fill="none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047cm" svg:y1="8cm" svg:x2="20.047cm" svg:y2="6.5cm">
          <text:p/>
        </draw:line>
        <draw:custom-shape draw:style-name="gr2" draw:text-style-name="P1" draw:layer="layout" svg:width="8.5cm" svg:height="2cm" svg:x="15.5cm" svg:y="8cm">
          <text:p text:style-name="P1">LimitCoun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2.5cm" svg:x="15.5cm" svg:y="10cm">
          <text:p text:style-name="P2">isOver():boolean</text:p>
          <text:p text:style-name="P2">increment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2cm" svg:x="16.5cm" svg:y="2cm">
          <text:p text:style-name="P1">ExtendibleCoun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5cm" svg:x="16.5cm" svg:y="4cm">
          <text:p text:style-name="P2">increment()</text:p>
          <text:p text:style-name="P2">getValue():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2cm" svg:x="5.5cm" svg:y="2cm">
          <text:p text:style-name="P1">SimpleLam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5cm" svg:x="5.5cm" svg:y="4cm">
          <text:p text:style-name="P2">switchOn()</text:p>
          <text:p text:style-name="P2">switchOff()</text:p>
          <text:p text:style-name="P2">IsSwitchedOn():boolea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2cm" svg:x="4.8cm" svg:y="8cm">
          <text:p text:style-name="P1">LimitedLa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2cm" svg:height="2cm" svg:x="4.8cm" svg:y="10cm">
          <text:p text:style-name="P2">switchOn()</text:p>
          <text:p text:style-name="P2">isOver():boolea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3cm" svg:y1="9.2cm" svg:x2="15.5cm" svg:y2="9.2cm">
          <text:p/>
        </draw:line>
        <draw:line draw:style-name="gr1" draw:text-style-name="P1" draw:layer="layout" svg:x1="8.947cm" svg:y1="8cm" svg:x2="8.947cm" svg:y2="6.5cm">
          <text:p/>
        </draw:line>
        <draw:custom-shape draw:style-name="gr2" draw:text-style-name="P1" draw:layer="layout" svg:width="8.5cm" svg:height="2cm" svg:x="15.5cm" svg:y="14.1cm">
          <text:p text:style-name="P1">UnlimitedCount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1.4cm" svg:x="15.5cm" svg:y="16.1cm">
          <text:p text:style-name="P2">isOver():boolean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047cm" svg:y1="14cm" svg:x2="20.047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" svg:viewBox="0 0 3000 6000" svg:d="m1500 0 1500 3000-1500 3000-1500-300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5M41S</meta:editing-duration>
    <meta:editing-cycles>16</meta:editing-cycles>
    <meta:generator>LibreOffice/3.6$Linux_X86_64 LibreOffice_project/360m1$Build-2</meta:generator>
    <dc:date>2013-08-09T16:01:53</dc:date>
    <meta:document-statistic meta:object-count="14"/>
  </office:meta>
</office:document-meta>
</file>